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standard">
      <style:graphic-properties draw:stroke="none" svg:stroke-color="#000000" draw:fill="none" draw:fill-color="#ffffff" fo:min-height="1.5cm"/>
    </style:style>
    <style:style style:name="gr9" style:family="graphic" style:parent-style-name="standard">
      <style:graphic-properties draw:stroke="none" svg:stroke-color="#000000" draw:fill="none" draw:fill-color="#ffffff" fo:min-height="0.5cm"/>
    </style:style>
    <style:style style:name="gr10" style:family="graphic" style:parent-style-name="standard">
      <style:graphic-properties draw:stroke="none" svg:stroke-color="#000000" draw:fill="none" draw:fill-color="#ffffff" fo:min-height="3.5cm"/>
    </style:style>
    <style:style style:name="gr11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fo:min-height="8.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8pt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5cm" svg:height="17.5cm" svg:x="1cm" svg:y="-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cm" svg:y="13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cm" svg:height="1cm" svg:x="0.5cm" svg:y="-0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5cm" svg:height="18.5cm" svg:x="18.309cm" svg:y="-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cm" svg:x="1cm" svg:y="16.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5cm" svg:y1="18.1cm" svg:x2="18.5cm" svg:y2="18.1cm">
          <text:p text:style-name="P1">1024 work-items</text:p>
          <text:p text:style-name="P1">64 work-groups</text:p>
        </draw:line>
        <draw:line draw:style-name="gr6" draw:text-style-name="P1" draw:layer="layout" svg:x1="2.646cm" svg:y1="16.97cm" svg:x2="3cm" svg:y2="18.6cm">
          <text:p/>
        </draw:line>
        <draw:frame draw:style-name="gr7" draw:layer="layout" svg:width="4.5cm" svg:height="1.673cm" svg:x="1.5cm" svg:y="0.427cm">
          <draw:text-box>
            <text:p>domain</text:p>
            <text:p>1024x1024</text:p>
          </draw:text-box>
        </draw:frame>
        <draw:frame draw:style-name="gr8" draw:layer="layout" svg:width="4.5cm" svg:height="1.75cm" svg:x="7.5cm" svg:y="7.85cm">
          <draw:text-box>
            <text:p>work-group</text:p>
            <text:p>16x16</text:p>
          </draw:text-box>
        </draw:frame>
        <draw:frame draw:style-name="gr9" draw:layer="layout" svg:width="5.5cm" svg:height="1.673cm" svg:x="1.5cm" svg:y="18.5cm">
          <draw:text-box>
            <text:p>quarter-wavefront</text:p>
            <text:p>16 <text:s text:c="2"/>(256 bytes)</text:p>
          </draw:text-box>
        </draw:frame>
        <draw:custom-shape draw:style-name="gr2" draw:text-style-name="P1" draw:layer="layout" svg:width="4cm" svg:height="4cm" svg:x="5cm" svg:y="1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9cm" svg:y="1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cm" svg:x="1cm" svg:y="14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cm" svg:x="1cm" svg:y="16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cm" svg:x="1cm" svg:y="1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cm" svg:x="1cm" svg:y="15.1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4.5cm" svg:height="3.75cm" svg:x="2cm" svg:y="7.35cm">
          <draw:text-box>
            <text:p>wavefront</text:p>
            <text:p>64</text:p>
          </draw:text-box>
        </draw:frame>
        <draw:line draw:style-name="gr6" draw:text-style-name="P1" draw:layer="layout" svg:x1="3cm" svg:y1="13.6cm" svg:x2="3.5cm" svg:y2="8.6cm">
          <text:p/>
        </draw:line>
        <draw:line draw:style-name="gr6" draw:text-style-name="P1" draw:layer="layout" svg:x1="9cm" svg:y1="9.6cm" svg:x2="7.5cm" svg:y2="14.1cm">
          <text:p/>
        </draw:line>
        <draw:custom-shape draw:style-name="gr11" draw:text-style-name="P1" draw:layer="layout" svg:width="4cm" svg:height="0.25cm" svg:x="1cm" svg:y="16.8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6cm" svg:height="1cm" svg:x="1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8.5cm" svg:height="1cm" svg:x="1cm" svg:y="21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cm" svg:height="1cm" svg:x="9.5cm" svg:y="21.2cm">
          <text:p text:style-name="P1"><text:span text:style-name="T1">bank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5cm" svg:height="1cm" svg:x="11.5cm" svg:y="21.2cm">
          <text:p text:style-name="P1"><text:span text:style-name="T1">channel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cm" svg:height="1cm" svg:x="13cm" svg:y="21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cm" svg:height="1cm" svg:x="1cm" svg:y="20.2cm">
          <text:p text:style-name="P4"><text:span text:style-name="T2">31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1.5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2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2.5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3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3.5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4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4.5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5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5.5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6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6.5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7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7.5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8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8.5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9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9.5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10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10.5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11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11.5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12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12.5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13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13.5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14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14.5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15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15.5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16cm" svg:y="20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cm" svg:height="1cm" svg:x="16.5cm" svg:y="20.2cm">
          <text:p text:style-name="P4"><text:span text:style-name="T2">0</text:span></text:p>
          <draw:enhanced-geometry svg:viewBox="0 0 21600 21600" draw:type="rectangle" draw:enhanced-path="M 0 0 L 21600 0 21600 21600 0 21600 0 0 Z N"/>
        </draw:custom-shape>
        <draw:frame draw:style-name="gr7" draw:layer="layout" svg:width="7.5cm" svg:height="1.25cm" svg:x="8cm" svg:y="18.95cm">
          <draw:text-box>
            <text:p>5870 GPU</text:p>
          </draw:text-box>
        </draw:frame>
        <draw:custom-shape draw:style-name="gr13" draw:text-style-name="P4" draw:layer="layout" svg:width="0.5cm" svg:height="1cm" svg:x="16cm" svg:y="20.2cm">
          <text:p text:style-name="P4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cm" svg:height="1cm" svg:x="15.5cm" svg:y="20.2cm">
          <text:p text:style-name="P4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5cm" svg:height="1cm" svg:x="15cm" svg:y="20.2cm">
          <text:p text:style-name="P4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64cm" svg:height="1cm" svg:x="14.5cm" svg:y="20.2cm">
          <text:p text:style-name="P4"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64cm" svg:height="1cm" svg:x="14cm" svg:y="20.2cm">
          <text:p text:style-name="P4"><text:span text:style-name="T2">5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64cm" svg:height="1cm" svg:x="13.5cm" svg:y="20.2cm">
          <text:p text:style-name="P4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cm" svg:height="1cm" svg:x="13cm" svg:y="20.2cm">
          <text:p text:style-name="P4"><text:span text:style-name="T2">7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cm" svg:height="1cm" svg:x="12.5cm" svg:y="20.2cm">
          <text:p text:style-name="P4"><text:span text:style-name="T2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0.5cm" svg:height="1cm" svg:x="8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8.5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9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9.5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10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10.5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11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11.5cm" svg:y="20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cm" svg:height="1cm" svg:x="12cm" svg:y="20.2cm">
          <text:p text:style-name="P4"><text:span text:style-name="T2">9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cm" svg:height="1cm" svg:x="11.5cm" svg:y="20.2cm">
          <text:p text:style-name="P4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cm" svg:height="1cm" svg:x="11cm" svg:y="20.2cm">
          <text:p text:style-name="P4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cm" svg:height="1cm" svg:x="10.5cm" svg:y="20.2cm">
          <text:p text:style-name="P4"><text:span text:style-name="T2">12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cm" svg:height="1cm" svg:x="10cm" svg:y="20.2cm">
          <text:p text:style-name="P4"><text:span text:style-name="T2">13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cm" svg:height="1cm" svg:x="9.5cm" svg:y="20.2cm">
          <text:p text:style-name="P4"><text:span text:style-name="T2">14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cm" svg:height="1cm" svg:x="9cm" svg:y="20.2cm">
          <text:p text:style-name="P4"><text:span text:style-name="T2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564cm" svg:height="1cm" svg:x="8.5cm" svg:y="20.2cm">
          <text:p text:style-name="P4"><text:span text:style-name="T2">16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64cm" svg:height="1cm" svg:x="8cm" svg:y="20.2cm">
          <text:p text:style-name="P4"><text:span text:style-name="T2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0.5cm" svg:height="1cm" svg:x="3.5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4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4.5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5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5.5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6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6.5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7cm" svg:y="20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cm" svg:height="1cm" svg:x="7.5cm" svg:y="20.2cm">
          <text:p text:style-name="P4"><text:span text:style-name="T2">18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cm" svg:height="1cm" svg:x="7cm" svg:y="20.2cm">
          <text:p text:style-name="P4"><text:span text:style-name="T2">19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cm" svg:height="1cm" svg:x="6.5cm" svg:y="20.2cm">
          <text:p text:style-name="P4"><text:span text:style-name="T2">20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cm" svg:height="1cm" svg:x="6cm" svg:y="20.2cm">
          <text:p text:style-name="P4"><text:span text:style-name="T2">21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cm" svg:height="1cm" svg:x="5.5cm" svg:y="20.2cm">
          <text:p text:style-name="P4"><text:span text:style-name="T2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0.5cm" svg:height="1cm" svg:x="5cm" svg:y="20.2cm">
          <text:p text:style-name="P4"><text:span text:style-name="T2">23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cm" svg:height="1cm" svg:x="4.5cm" svg:y="20.2cm">
          <text:p text:style-name="P4"><text:span text:style-name="T2">24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cm" svg:height="1cm" svg:x="4cm" svg:y="20.2cm">
          <text:p text:style-name="P4"><text:span text:style-name="T2">25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cm" svg:height="1cm" svg:x="3.5cm" svg:y="20.2cm">
          <text:p text:style-name="P4"><text:span text:style-name="T2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0.5cm" svg:height="1cm" svg:x="1.5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2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2.5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3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1.5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2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2.5cm" svg:y="20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5cm" svg:height="1cm" svg:x="3cm" svg:y="20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cm" svg:height="1cm" svg:x="3cm" svg:y="20.2cm">
          <text:p text:style-name="P4"><text:span text:style-name="T2">27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cm" svg:height="1cm" svg:x="2.5cm" svg:y="20.2cm">
          <text:p text:style-name="P4"><text:span text:style-name="T2">28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cm" svg:height="1cm" svg:x="2cm" svg:y="20.2cm">
          <text:p text:style-name="P4"><text:span text:style-name="T2">29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5cm" svg:height="1cm" svg:x="1.5cm" svg:y="20.2cm">
          <text:p text:style-name="P4"><text:span text:style-name="T2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layer="layout" svg:width="1cm" svg:height="0.962cm" svg:x="11.9cm" svg:y="22.4cm">
          <draw:text-box>
            <text:p>8</text:p>
          </draw:text-box>
        </draw:frame>
        <draw:frame draw:style-name="gr7" draw:layer="layout" svg:width="1.5cm" svg:height="1.25cm" svg:x="9.9cm" svg:y="22.4cm">
          <draw:text-box>
            <text:p>16</text:p>
          </draw:text-box>
        </draw:frame>
        <draw:frame draw:style-name="gr10" draw:text-style-name="P5" draw:layer="layout" svg:width="19.5cm" svg:height="3.75cm" svg:x="1.5cm" svg:y="23.3cm">
          <draw:text-box>
            <text:p text:style-name="P5"><text:span text:style-name="T3">channel switch every 256 bytes.</text:span></text:p>
            <text:p text:style-name="P5"><text:span text:style-name="T3">bank switch ever 2048 bytes.</text:span></text:p>
          </draw:text-box>
        </draw:frame>
        <draw:frame draw:style-name="gr14" draw:text-style-name="P5" draw:layer="layout" svg:width="11cm" svg:height="8.7cm" svg:x="8cm" svg:y="23.3cm">
          <draw:text-box>
            <text:p text:style-name="P5"><text:span text:style-name="T3">work groups are scheduled in x direction. first 1 work-group for each of the 22 compute units (6950 GPU) are full, then filling up compute units with additional work-groups. </text:span></text:p>
            <text:p text:style-name="P5"><text:span text:style-name="T3"/></text:p>
            <text:p text:style-name="P5"><text:span text:style-name="T3">With this, 22 neighboring quarter-wavefronts are likely executed at the same time. Each quarter-wavefront accesses another channel. With 8 channels conflicts must occur. But likely hidden by switching active wavefronts. </text:span></text:p>
            <text:p text:style-name="P5"><text:span text:style-name="T3"/></text:p>
            <text:p text:style-name="P5"><text:span text:style-name="T3">NOTE: this analysis neglects neighbor pixel fetches for border items and also the cost fetch.</text:span></text:p>
          </draw:text-box>
        </draw:frame>
        <draw:custom-shape draw:style-name="gr11" draw:text-style-name="P1" draw:layer="layout" svg:width="4cm" svg:height="0.25cm" svg:x="5cm" svg:y="16.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cm" svg:height="0.25cm" svg:x="9cm" svg:y="16.8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elmut Duregger</meta:initial-creator>
    <meta:creation-date>2011-05-11T11:25:25</meta:creation-date>
    <dc:date>2011-05-11T13:22:20</dc:date>
    <dc:creator>Helmut Duregger</dc:creator>
    <meta:editing-duration>PT01H56M55S</meta:editing-duration>
    <meta:editing-cycles>11</meta:editing-cycles>
    <meta:generator>OpenOffice.org/3.2$Unix OpenOffice.org_project/320m19$Build-9505</meta:generator>
    <meta:document-statistic meta:object-count="118"/>
  </office:meta>
</office:document-meta>
</file>